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nsitions and Transforms</text:p>
      <text:p text:style-name="P1"/>
      <text:p text:style-name="P5">Map</text:p>
      <text:p text:style-name="P2"/>
      <text:list xml:id="list4054162422678833553" text:style-name="L1">
        <text:list-item>
          <text:p text:style-name="P3">Intro</text:p>
        </text:list-item>
        <text:list-item>
          <text:p text:style-name="P3">Transforms</text:p>
          <text:list>
            <text:list-item>
              <text:p text:style-name="P3">intro</text:p>
            </text:list-item>
            <text:list-item>
              <text:p text:style-name="P3">scale</text:p>
              <text:list>
                <text:list-item>
                  <text:p text:style-name="P3">intro</text:p>
                </text:list-item>
                <text:list-item>
                  <text:p text:style-name="P3">code snippet</text:p>
                </text:list-item>
                <text:list-item>
                  <text:p text:style-name="P3">example figure</text:p>
                </text:list-item>
              </text:list>
            </text:list-item>
            <text:list-item>
              <text:p text:style-name="P3">skew</text:p>
              <text:list>
                <text:list-item>
                  <text:p text:style-name="P3">intro</text:p>
                </text:list-item>
                <text:list-item>
                  <text:p text:style-name="P3">code snippet</text:p>
                </text:list-item>
                <text:list-item>
                  <text:p text:style-name="P3">example figure</text:p>
                </text:list-item>
              </text:list>
            </text:list-item>
            <text:list-item>
              <text:p text:style-name="P3">translate</text:p>
              <text:list>
                <text:list-item>
                  <text:p text:style-name="P3">intro</text:p>
                </text:list-item>
                <text:list-item>
                  <text:p text:style-name="P3">code snippet</text:p>
                </text:list-item>
                <text:list-item>
                  <text:p text:style-name="P3">example figure</text:p>
                </text:list-item>
              </text:list>
            </text:list-item>
            <text:list-item>
              <text:p text:style-name="P3">rotate</text:p>
              <text:list>
                <text:list-item>
                  <text:p text:style-name="P3">intro</text:p>
                </text:list-item>
                <text:list-item>
                  <text:p text:style-name="P3">code snippet</text:p>
                </text:list-item>
                <text:list-item>
                  <text:p text:style-name="P3">example figure</text:p>
                </text:list-item>
              </text:list>
            </text:list-item>
            <text:list-item>
              <text:p text:style-name="P3">matrix</text:p>
              <text:list>
                <text:list-item>
                  <text:p text:style-name="P3">intro</text:p>
                </text:list-item>
                <text:list-item>
                  <text:p text:style-name="P3">code snippet</text:p>
                </text:list-item>
                <text:list-item>
                  <text:p text:style-name="P3">example figure</text:p>
                </text:list-item>
              </text:list>
            </text:list-item>
            <text:list-item>
              <text:p text:style-name="P3">perspective</text:p>
              <text:list>
                <text:list-item>
                  <text:p text:style-name="P3">intro</text:p>
                </text:list-item>
                <text:list-item>
                  <text:p text:style-name="P3">code snippet</text:p>
                </text:list-item>
                <text:list-item>
                  <text:p text:style-name="P3">example figure</text:p>
                </text:list-item>
              </text:list>
            </text:list-item>
          </text:list>
        </text:list-item>
        <text:list-item>
          <text:p text:style-name="P3">Transitions</text:p>
          <text:list>
            <text:list-item>
              <text:p text:style-name="P3">intro</text:p>
            </text:list-item>
            <text:list-item>
              <text:p text:style-name="P3">delay</text:p>
            </text:list-item>
            <text:list-item>
              <text:p text:style-name="P3">duration</text:p>
            </text:list-item>
            <text:list-item>
              <text:p text:style-name="P3">property</text:p>
            </text:list-item>
            <text:list-item>
              <text:p text:style-name="P3">timing function</text:p>
            </text:list-item>
            <text:list-item>
              <text:p text:style-name="P3">transition </text:p>
            </text:list-item>
          </text:list>
        </text:list-item>
        <text:list-item>
          <text:p text:style-name="P3">About me (footer)</text:p>
        </text:list-item>
        <text:list-item>
          <text:p text:style-name="P3">See also... (aside)</text:p>
        </text:list-item>
      </text:list>
      <text:p text:style-name="P2"/>
      <text:p text:style-name="P5"><text:soft-page-break/>Transforms</text:p>
      <text:p text:style-name="P5"/>
      <text:p text:style-name="P6">Intro section....</text:p>
      <text:p text:style-name="P6"/>
      <text:p text:style-name="P6">scale section....</text:p>
      <text:p text:style-name="P6"/>
      <text:p text:style-name="P6">skew section...</text:p>
      <text:p text:style-name="P6"/>
      <text:p text:style-name="P6">translate section...</text:p>
      <text:p text:style-name="P6"/>
      <text:p text:style-name="P6">rotate section...</text:p>
      <text:p text:style-name="P6"/>
      <text:p text:style-name="P6">matrix section...</text:p>
      <text:p text:style-name="P6"/>
      <text:p text:style-name="P6">perspective section...</text:p>
      <text:p text:style-name="P4"/>
      <text:p text:style-name="P5">Transitions</text:p>
      <text:p text:style-name="P5"/>
      <text:p text:style-name="P6">Intro section....</text:p>
      <text:p text:style-name="P6"/>
      <text:p text:style-name="P6">delay section....</text:p>
      <text:p text:style-name="P6"/>
      <text:p text:style-name="P6">duration section....</text:p>
      <text:p text:style-name="P6"/>
      <text:p text:style-name="P6">property section....</text:p>
      <text:p text:style-name="P6"/>
      <text:p text:style-name="P6">timing function section....</text:p>
      <text:p text:style-name="P6"/>
      <text:p text:style-name="P6">transition section....</text:p>
      <text:p text:style-name="P4"/>
      <text:p text:style-name="P5">Aside:</text:p>
      <text:p text:style-name="P5"/>
      <text:p text:style-name="P8">This project is one in my expanding collection of CSS cheat sheets that I've created on my journey towards becoming a frontend developer.</text:p>
      <text:p text:style-name="P8"/>
      <text:p text:style-name="P8">You might also like to see my other creations (there is some sort of method to the madness):</text:p>
      <text:p text:style-name="P8"/>
      <text:p text:style-name="P8"><text:s text:c="4"/>Cascade &amp; Inheritance</text:p>
      <text:p text:style-name="P8"><text:s text:c="4"/>Box Model</text:p>
      <text:p text:style-name="P8"><text:s text:c="4"/>Units &amp; Values</text:p>
      <text:p text:style-name="P8"><text:s text:c="4"/>Selectors</text:p>
      <text:p text:style-name="P8"><text:s text:c="4"/>Display &amp; Positioning</text:p>
      <text:p text:style-name="P8"><text:s text:c="4"/>Flexbox</text:p>
      <text:p text:style-name="P8"><text:soft-page-break/><text:s text:c="4"/>Grid</text:p>
      <text:p text:style-name="P8"><text:s text:c="4"/>Backgrounds</text:p>
      <text:p text:style-name="P8"><text:s text:c="4"/>Text &amp; Fonts</text:p>
      <text:p text:style-name="P8"><text:s text:c="4"/>Lists &amp; Links</text:p>
      <text:p text:style-name="P8"><text:s text:c="4"/>Images</text:p>
      <text:p text:style-name="P8"/>
      <text:p text:style-name="P5">Footer:</text:p>
      <text:p text:style-name="P5"/>
      <text:p text:style-name="P8">I am Mazonthemoon</text:p>
      <text:p text:style-name="P8">Social Media icons</text:p>
      <text:p text:style-name="P8">A HTML and CSS teach-myself-coding project </text:p>
      <text:p text:style-name="P8"/>
      <text:p text:style-name="P5">Resources:</text:p>
      <text:p text:style-name="P4"/>
      <text:p text:style-name="P7">Transforms:</text:p>
      <text:p text:style-name="P7"><text:a xlink:type="simple" xlink:href="https://developer.mozilla.org/en-US/docs/Web/CSS/transform" text:style-name="Internet_20_link" text:visited-style-name="Visited_20_Internet_20_Link">https://developer.mozilla.org/en-US/docs/Web/CSS/transform</text:a></text:p>
      <text:p text:style-name="P7"><text:a xlink:type="simple" xlink:href="https://www.w3schools.com/cssref/css3_pr_transform.asp" text:style-name="Internet_20_link" text:visited-style-name="Visited_20_Internet_20_Link">https://www.w3schools.com/cssref/css3_pr_transform.asp</text:a></text:p>
      <text:p text:style-name="P7"><text:a xlink:type="simple" xlink:href="https://css-tricks.com/almanac/properties/t/transform/" text:style-name="Internet_20_link" text:visited-style-name="Visited_20_Internet_20_Link">https://css-tricks.com/almanac/properties/t/transform/</text:a> </text:p>
      <text:p text:style-name="P7"/>
      <text:p text:style-name="P7">Transitions: </text:p>
      <text:p text:style-name="P7"><text:a xlink:type="simple" xlink:href="https://learn.shayhowe.com/advanced-html-css/transitions-animations/" text:style-name="Internet_20_link" text:visited-style-name="Visited_20_Internet_20_Link">https://learn.shayhowe.com/advanced-html-css/transitions-animations/</text:a></text:p>
      <text:p text:style-name="P7"><text:a xlink:type="simple" xlink:href="https://css-tricks.com/almanac/properties/t/transition/" text:style-name="Internet_20_link" text:visited-style-name="Visited_20_Internet_20_Link">https://css-tricks.com/almanac/properties/t/transition/</text:a></text:p>
      <text:p text:style-name="P7"><text:a xlink:type="simple" xlink:href="https://developer.mozilla.org/en-US/docs/Web/CSS/CSS_Transitions/Using_CSS_transitions" text:style-name="Internet_20_link" text:visited-style-name="Visited_20_Internet_20_Link">https://developer.mozilla.org/en-US/docs/Web/CSS/CSS_Transitions/Using_CSS_transitions</text:a></text:p>
      <text:p text:style-name="P7"><text:a xlink:type="simple" xlink:href="https://www.w3schools.com/css/css3_transitions.asp" text:style-name="Internet_20_link" text:visited-style-name="Visited_20_Internet_20_Link">https://www.w3schools.com/css/css3_transitions.asp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9-16T17:54:35.91</meta:creation-date>
    <meta:generator>OpenOffice/4.1.5$Win32 OpenOffice.org_project/415m1$Build-9789</meta:generator>
    <dc:date>2021-09-16T18:17:57.80</dc:date>
    <dc:creator>Mary Ronan</dc:creator>
    <meta:editing-duration>PT23M19S</meta:editing-duration>
    <meta:editing-cycles>10</meta:editing-cycles>
    <meta:document-statistic meta:table-count="0" meta:image-count="0" meta:object-count="0" meta:page-count="3" meta:paragraph-count="81" meta:word-count="209" meta:character-count="1631"/>
  </office:meta>
</office:document-meta>
</file>